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3" style:family="paragraph" style:parent-style-name="Standard">
      <style:paragraph-properties fo:text-align="center"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4" style:family="paragraph" style:parent-style-name="Standard">
      <style:paragraph-properties fo:text-align="center"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8pt" style:text-underline-style="none" fo:font-weight="normal" style:font-size-asian="18pt" style:font-weight-asian="normal" style:font-size-complex="18pt" style:font-weight-complex="normal"/>
    </style:style>
    <style:style style:name="P7"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 C++ 4 : Gestionnaire de formes</text:p>
      <text:p text:style-name="P3">Évaluation des performances</text:p>
      <text:p text:style-name="P4"/>
      <text:p text:style-name="P5">B3334 : VICENTE Olivier, SORIN Nicolas</text:p>
      <text:p text:style-name="P1">Rendu : Vendredi 5 février 2016</text:p>
      <text:p text:style-name="P1"/>
      <text:p text:style-name="P1"/>
      <text:p text:style-name="P6">Mémoire</text:p>
      <text:p text:style-name="P6"/>
      <text:p text:style-name="P7">Nous avons conçu notre programme de façon à limiter au maximum les copies inutiles d'objets, et nous avons utilisé des allocations presque exclusivement dynamiques. Ceci permet une consommation de mémoire au plus juste, mais présente un risque de fuites de mémoire si celle-ci est mal gérée dans le code.</text:p>
      <text:p text:style-name="P7"/>
      <text:p text:style-name="P7">Pour chaque test fonctionnel, nous avons contrôlé la présence de fuites mémoire à l'aide de l'utiliaire Valgrind.</text:p>
      <text:p text:style-name="P7"/>
      <text:p text:style-name="P7">INSERER RESULTAT VALGRIND ICI</text:p>
      <text:p text:style-name="P6"/>
      <text:p text:style-name="P6">Temps d'exécution</text:p>
      <text:p text:style-name="P6"/>
      <text:p text:style-name="P7">Nous avons fait en sorte d'optimiser le temps d'exécution chaque fois que c'était possible. Nous avons utilisé les conteneurs de la bibliothèque STL les plus adaptés à chaque situation, comme la map (pour le modèle), la deque (pour la file double de commandes) et le vector (lorsqu'il n'était pas nécessaire de stocker une clé complexe). </text:p>
      <text:p text:style-name="P7"/>
      <text:p text:style-name="P7">Nous également chercher à optimiser nos méthodes. Par exemple, si on charge un fichier, annule le chargement et rétablit la commande, le fichier ne sera pas lu deux fois.</text:p>
      <text:p text:style-name="P7"/>
      <text:p text:style-name="P7">INSERER TEST DE PERF ICI</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roid Sans Fallback1" style:font-size-asian="10pt" style:font-name-complex="Liberation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2-05T17:25:31</dc:date>
    <meta:generator>OpenOffice/4.1.1$Unix OpenOffice.org_project/411m6$Build-9775</meta:generator>
    <meta:editing-duration>PT16M3S</meta:editing-duration>
    <meta:editing-cycles>7</meta:editing-cycles>
    <dc:creator>Nicolas Sorin</dc:creator>
    <meta:document-statistic meta:table-count="0" meta:image-count="0" meta:object-count="0" meta:page-count="1" meta:paragraph-count="12" meta:word-count="184" meta:character-count="1131"/>
  </office:meta>
</office:document-meta>
</file>